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ndika" svg:font-family="Andika" style:font-pitch="variable"/>
    <style:font-face style:name="Andika New Basic Compact" svg:font-family="'Andika New Basic Compact'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427cm"/>
    </style:style>
    <style:style style:name="co2" style:family="table-column">
      <style:table-column-properties fo:break-before="auto" style:column-width="1.6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11.57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088cm" fo:break-before="auto" style:use-optimal-row-height="true"/>
    </style:style>
    <style:style style:name="ro4" style:family="table-row">
      <style:table-row-properties style:row-height="0.3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68a1a" style:font-name="Andika" fo:font-size="11pt" style:font-size-asian="11pt" style:font-size-complex="11pt"/>
    </style:style>
    <style:style style:name="ce2" style:family="table-cell" style:parent-style-name="Default">
      <style:table-cell-properties fo:background-color="#ffd8ce"/>
      <style:text-properties style:font-name="Andika" fo:font-size="18pt" style:font-size-asian="18pt" style:font-size-complex="18pt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style:font-name="Andika" fo:font-size="12pt" style:font-size-asian="12pt" style:font-size-complex="12pt"/>
    </style:style>
    <style:style style:name="ce4" style:family="table-cell" style:parent-style-name="Default">
      <style:table-cell-properties fo:background-color="#ffff00"/>
      <style:text-properties style:font-name="Andika" fo:font-size="12pt" style:font-size-asian="12pt" style:font-size-complex="12pt"/>
    </style:style>
    <style:style style:name="ce5" style:family="table-cell" style:parent-style-name="Default">
      <style:table-cell-properties fo:background-color="#000000"/>
      <style:text-properties style:font-name="Andika" fo:font-size="18pt" style:font-size-asian="18pt" style:font-size-complex="18pt"/>
    </style:style>
    <style:style style:name="ce6" style:family="table-cell" style:parent-style-name="Default">
      <style:text-properties style:font-name="Andika"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468a1a" style:font-name="Andika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ndika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ndika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style:font-name="Andika" fo:font-size="11pt" style:font-size-asian="11pt" style:font-size-complex="11pt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font-name="Andika" fo:font-size="12pt" style:font-size-asian="12pt" style:font-size-complex="12pt"/>
    </style:style>
    <style:style style:name="ce12" style:family="table-cell" style:parent-style-name="Default">
      <style:text-properties style:font-name="Andika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Andika" fo:font-size="12pt" style:font-size-asian="12pt" style:font-size-complex="12pt"/>
    </style:style>
    <style:style style:name="ce14" style:family="table-cell" style:parent-style-name="Default">
      <style:table-cell-properties fo:background-color="#000000"/>
      <style:text-properties style:font-name="Andika" fo:font-size="12pt" style:font-size-asian="12pt" style:font-size-complex="12pt"/>
    </style:style>
    <style:style style:name="ce15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style:font-name="Andika" fo:font-size="18pt" style:font-size-asian="18pt" style:font-size-complex="18pt"/>
    </style:style>
    <style:style style:name="ce16" style:family="table-cell" style:parent-style-name="Default">
      <style:table-cell-properties fo:background-color="#ffd8ce"/>
      <style:text-properties style:font-name="Andika" fo:font-size="11pt" style:font-size-asian="11pt" style:font-size-complex="11pt"/>
    </style:style>
    <style:style style:name="ce17" style:family="table-cell" style:parent-style-name="Default">
      <style:text-properties style:font-name="Andika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ndika" fo:font-size="12pt" style:font-size-asian="12pt" style:font-size-complex="12pt"/>
    </style:style>
    <style:style style:name="ce19" style:family="table-cell" style:parent-style-name="Default">
      <style:text-properties fo:color="#468a1a" style:font-name="Andika" fo:font-size="12pt" style:font-size-asian="12pt" style:font-size-complex="12pt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ffd8ce"/>
      <style:text-properties style:text-outline="false" style:text-line-through-style="none" style:text-line-through-type="none" style:font-name="Andika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8pt" style:language-asian="zh" style:country-asian="CN" style:font-style-asian="normal" style:font-weight-asian="normal" style:font-name-complex="Nachlieli CLM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468a1a" style:font-name="Andika" fo:font-size="18pt" style:font-size-asian="18pt" style:font-size-complex="18pt"/>
    </style:style>
    <style:style style:name="ce23" style:family="table-cell" style:parent-style-name="Default">
      <style:table-cell-properties fo:background-color="transparent"/>
      <style:text-properties fo:color="#468a1a" style:font-name="Andika" fo:font-size="18pt" style:font-size-asian="18pt" style:font-size-complex="18pt"/>
    </style:style>
    <style:style style:name="ce24" style:family="table-cell" style:parent-style-name="Default">
      <style:table-cell-properties fo:background-color="#000000"/>
      <style:text-properties style:font-name="Andika" fo:font-size="11pt" style:font-size-asian="11pt" style:font-size-complex="11pt"/>
    </style:style>
    <style:style style:name="T1" style:family="text">
      <style:text-properties fo:color="#000000" fo:font-size="18pt" style:text-underline-style="solid" style:text-underline-width="bold" style:text-underline-color="#ffd8ce" style:font-size-asian="18pt" style:font-size-complex="18pt" style:text-overline-style="solid" style:text-overline-width="bold" style:text-overline-color="#ffd8ce"/>
    </style:style>
    <style:style style:name="T2" style:family="text">
      <style:text-properties fo:color="#000000"/>
    </style:style>
    <style:style style:name="T3" style:family="text"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2" table:default-cell-style-name="ce6"/>
        <table:table-column table:style-name="co8" table:default-cell-style-name="ce6"/>
        <table:table-column table:style-name="co3" table:number-columns-repeated="2" table:default-cell-style-name="ce6"/>
        <table:table-column table:style-name="co3" table:default-cell-style-name="ce5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>
            <text:p>all the options</text:p>
          </table:table-cell>
          <table:table-cell table:style-name="ce7" office:value-type="string" calcext:value-type="string">
            <text:p>set2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underlineable</text:p>
          </table:table-cell>
          <table:table-cell table:style-name="ce7" office:value-type="string" calcext:value-type="string">
            <text:p>underline_next</text:p>
          </table:table-cell>
          <table:table-cell table:style-name="ce7" office:value-type="string" calcext:value-type="string">
            <text:p>original</text:p>
          </table:table-cell>
          <table:table-cell table:style-name="ce1" table:number-columns-repeated="2"/>
          <table:table-cell table:style-name="ce1" office:value-type="string" calcext:value-type="string">
            <text:p>Manual capitals</text:p>
          </table:table-cell>
          <table:table-cell table:style-name="ce12" table:number-columns-repeated="4"/>
          <table:table-cell table:style-name="ce24"/>
          <table:table-cell table:style-name="ce12" table:number-columns-repeated="1010"/>
        </table:table-row>
        <table:table-row table:style-name="ro2">
          <table:table-cell table:style-name="ce2" office:value-type="string" calcext:value-type="string">
            <text:p>aə</text:p>
          </table:table-cell>
          <table:table-cell table:style-name="ce8" table:formula="of:=MID([.A2];2;100)&amp;LEFT([.A2];1)" office:value-type="string" office:string-value="əa" calcext:value-type="string">
            <text:p>əa</text:p>
          </table:table-cell>
          <table:table-cell table:style-name="ce8" table:formula="of:=RIGHT([.A2];1)" office:value-type="string" office:string-value="ə" calcext:value-type="string">
            <text:p>ə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[.D2]=1;RIGHT([.A2];1);&quot;&quot;)" office:value-type="string" office:string-value="ə" calcext:value-type="string">
            <text:p>ə</text:p>
          </table:table-cell>
          <table:table-cell table:style-name="ce8" table:formula="of:=IF([.D2]=1;LEFT([.A2];1);&quot;&quot;)" office:value-type="string" office:string-value="a" calcext:value-type="string">
            <text:p>a</text:p>
          </table:table-cell>
          <table:table-cell table:number-columns-repeated="2"/>
          <table:table-cell table:style-name="ce2" office:value-type="string" calcext:value-type="string">
            <text:p>ʉ</text:p>
          </table:table-cell>
          <table:table-cell table:style-name="ce2" office:value-type="string" calcext:value-type="string">
            <text:p>Ʉ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ɛ</text:p>
          </table:table-cell>
          <table:table-cell table:style-name="ce8" table:formula="of:=MID([.A3];2;100)&amp;LEFT([.A3];1)" office:value-type="string" office:string-value="ɛe" calcext:value-type="string">
            <text:p>ɛe</text:p>
          </table:table-cell>
          <table:table-cell table:style-name="ce8" table:formula="of:=RIGHT([.A3];1)" office:value-type="string" office:string-value="ɛ" calcext:value-type="string">
            <text:p>ɛ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[.D3]=1;RIGHT([.A3];1);&quot;&quot;)" office:value-type="string" office:string-value="ɛ" calcext:value-type="string">
            <text:p>ɛ</text:p>
          </table:table-cell>
          <table:table-cell table:style-name="ce8" table:formula="of:=IF([.D3]=1;LEFT([.A3];1);&quot;&quot;)" office:value-type="string" office:string-value="e" calcext:value-type="string">
            <text:p>e</text:p>
          </table:table-cell>
          <table:table-cell table:number-columns-repeated="2"/>
          <table:table-cell table:style-name="ce21" office:value-type="string" calcext:value-type="string">
            <text:p>ⱱ</text:p>
          </table:table-cell>
          <table:table-cell table:style-name="ce2" office:value-type="string" calcext:value-type="string">
            <text:p>Ʋ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ɨɪ</text:p>
          </table:table-cell>
          <table:table-cell table:style-name="ce8" table:formula="of:=MID([.A4];2;100)&amp;LEFT([.A4];1)" office:value-type="string" office:string-value="ɨɪi" calcext:value-type="string">
            <text:p>ɨɪi</text:p>
          </table:table-cell>
          <table:table-cell table:style-name="ce8" table:formula="of:=RIGHT([.A4];1)" office:value-type="string" office:string-value="ɪ" calcext:value-type="string">
            <text:p>ɪ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[.D4]=1;RIGHT([.A4];1);&quot;&quot;)" office:value-type="string" office:string-value="ɪ" calcext:value-type="string">
            <text:p>ɪ</text:p>
          </table:table-cell>
          <table:table-cell table:style-name="ce8" table:formula="of:=IF([.D4]=1;LEFT([.A4];1);&quot;&quot;)" office:value-type="string" office:string-value="i" calcext:value-type="string">
            <text:p>i</text:p>
          </table:table-cell>
          <table:table-cell table:number-columns-repeated="2"/>
          <table:table-cell table:style-name="ce21" office:value-type="string" calcext:value-type="string">
            <text:p>ɪ</text:p>
          </table:table-cell>
          <table:table-cell table:style-name="ce2" office:value-type="string" calcext:value-type="string">
            <text:p>Ɨ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ɔ</text:p>
          </table:table-cell>
          <table:table-cell table:style-name="ce8" table:formula="of:=MID([.A5];2;100)&amp;LEFT([.A5];1)" office:value-type="string" office:string-value="ɔo" calcext:value-type="string">
            <text:p>ɔo</text:p>
          </table:table-cell>
          <table:table-cell table:style-name="ce8" table:formula="of:=RIGHT([.A5];1)" office:value-type="string" office:string-value="ɔ" calcext:value-type="string">
            <text:p>ɔ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[.D5]=1;RIGHT([.A5];1);&quot;&quot;)" office:value-type="string" office:string-value="ɔ" calcext:value-type="string">
            <text:p>ɔ</text:p>
          </table:table-cell>
          <table:table-cell table:style-name="ce8" table:formula="of:=IF([.D5]=1;LEFT([.A5];1);&quot;&quot;)" office:value-type="string" office:string-value="o" calcext:value-type="string">
            <text:p>o</text:p>
          </table:table-cell>
          <table:table-cell table:number-columns-repeated="2"/>
          <table:table-cell table:style-name="ce2" office:value-type="string" calcext:value-type="string">
            <text:p>ɦ</text:p>
          </table:table-cell>
          <table:table-cell table:style-name="ce2" office:value-type="string" calcext:value-type="string">
            <text:p>Ɦ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ʊʉ</text:p>
          </table:table-cell>
          <table:table-cell table:style-name="ce8" table:formula="of:=MID([.A6];2;100)&amp;LEFT([.A6];1)" office:value-type="string" office:string-value="ʊʉu" calcext:value-type="string">
            <text:p>ʊʉu</text:p>
          </table:table-cell>
          <table:table-cell table:style-name="ce8" table:formula="of:=RIGHT([.A6];1)" office:value-type="string" office:string-value="ʉ" calcext:value-type="string">
            <text:p>ʉ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[.D6]=1;RIGHT([.A6];1);&quot;&quot;)" office:value-type="string" office:string-value="ʉ" calcext:value-type="string">
            <text:p>ʉ</text:p>
          </table:table-cell>
          <table:table-cell table:style-name="ce8" table:formula="of:=IF([.D6]=1;LEFT([.A6];1);&quot;&quot;)" office:value-type="string" office:string-value="u" calcext:value-type="string">
            <text:p>u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ɓ</text:p>
          </table:table-cell>
          <table:table-cell table:style-name="ce8" table:formula="of:=MID([.A7];2;100)&amp;LEFT([.A7];1)" office:value-type="string" office:string-value="ɓb" calcext:value-type="string">
            <text:p>ɓb</text:p>
          </table:table-cell>
          <table:table-cell table:style-name="ce8" table:formula="of:=RIGHT([.A7];1)" office:value-type="string" office:string-value="ɓ" calcext:value-type="string">
            <text:p>ɓ</text:p>
          </table:table-cell>
          <table:table-cell table:style-name="ce15"/>
          <table:table-cell table:style-name="ce8" table:formula="of:=IF([.D7]=1;RIGHT([.A7];1);&quot;&quot;)">
            <text:p/>
          </table:table-cell>
          <table:table-cell table:style-name="ce8" table:formula="of:=IF([.D7]=1;LEFT([.A7];1);&quot;&quot;)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ç</text:p>
          </table:table-cell>
          <table:table-cell table:style-name="ce8" table:formula="of:=MID([.A8];2;100)&amp;LEFT([.A8];1)" office:value-type="string" office:string-value="çc" calcext:value-type="string">
            <text:p>çc</text:p>
          </table:table-cell>
          <table:table-cell table:style-name="ce8" table:formula="of:=RIGHT([.A8];1)" office:value-type="string" office:string-value="ç" calcext:value-type="string">
            <text:p>ç</text:p>
          </table:table-cell>
          <table:table-cell table:style-name="ce15"/>
          <table:table-cell table:style-name="ce8" table:formula="of:=IF([.D8]=1;RIGHT([.A8];1);&quot;&quot;)">
            <text:p/>
          </table:table-cell>
          <table:table-cell table:style-name="ce8" table:formula="of:=IF([.D8]=1;LEFT([.A8];1);&quot;&quot;)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ɗ</text:p>
          </table:table-cell>
          <table:table-cell table:style-name="ce8" table:formula="of:=MID([.A9];2;100)&amp;LEFT([.A9];1)" office:value-type="string" office:string-value="ɗd" calcext:value-type="string">
            <text:p>ɗd</text:p>
          </table:table-cell>
          <table:table-cell table:style-name="ce8" table:formula="of:=RIGHT([.A9];1)" office:value-type="string" office:string-value="ɗ" calcext:value-type="string">
            <text:p>ɗ</text:p>
          </table:table-cell>
          <table:table-cell table:style-name="ce15"/>
          <table:table-cell table:style-name="ce8" table:formula="of:=IF([.D9]=1;RIGHT([.A9];1);&quot;&quot;)">
            <text:p/>
          </table:table-cell>
          <table:table-cell table:style-name="ce8" table:formula="of:=IF([.D9]=1;LEFT([.A9];1);&quot;&quot;)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ɣ</text:p>
          </table:table-cell>
          <table:table-cell table:style-name="ce8" table:formula="of:=MID([.A10];2;100)&amp;LEFT([.A10];1)" office:value-type="string" office:string-value="ɣg" calcext:value-type="string">
            <text:p>ɣg</text:p>
          </table:table-cell>
          <table:table-cell table:style-name="ce8" table:formula="of:=RIGHT([.A10];1)" office:value-type="string" office:string-value="ɣ" calcext:value-type="string">
            <text:p>ɣ</text:p>
          </table:table-cell>
          <table:table-cell table:style-name="ce15"/>
          <table:table-cell table:style-name="ce8" table:formula="of:=IF([.D10]=1;RIGHT([.A10];1);&quot;&quot;)">
            <text:p/>
          </table:table-cell>
          <table:table-cell table:style-name="ce8" table:formula="of:=IF([.D10]=1;LEFT([.A10];1);&quot;&quot;)">
            <text:p/>
          </table:table-cell>
          <table:table-cell table:number-columns-repeated="2"/>
          <table:table-cell table:number-columns-repeated="2" office:value-type="string" calcext:value-type="string">
            <text:p>↑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ɦ</text:p>
          </table:table-cell>
          <table:table-cell table:style-name="ce8" table:formula="of:=MID([.A11];2;100)&amp;LEFT([.A11];1)" office:value-type="string" office:string-value="ɦh" calcext:value-type="string">
            <text:p>ɦh</text:p>
          </table:table-cell>
          <table:table-cell table:style-name="ce8" table:formula="of:=RIGHT([.A11];1)" office:value-type="string" office:string-value="ɦ" calcext:value-type="string">
            <text:p>ɦ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[.D11]=1;RIGHT([.A11];1);&quot;&quot;)" office:value-type="string" office:string-value="ɦ" calcext:value-type="string">
            <text:p>ɦ</text:p>
          </table:table-cell>
          <table:table-cell table:style-name="ce8" table:formula="of:=IF([.D11]=1;LEFT([.A11];1);&quot;&quot;)" office:value-type="string" office:string-value="h" calcext:value-type="string">
            <text:p>h</text:p>
          </table:table-cell>
          <table:table-cell table:number-columns-repeated="2"/>
          <table:table-cell table:style-name="ce22" office:value-type="string" calcext:value-type="string">
            <text:p>These don’t get capitalised automatically by LibreOffic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kƙ</text:p>
          </table:table-cell>
          <table:table-cell table:style-name="ce8" table:formula="of:=MID([.A12];2;100)&amp;LEFT([.A12];1)" office:value-type="string" office:string-value="ƙk" calcext:value-type="string">
            <text:p>ƙk</text:p>
          </table:table-cell>
          <table:table-cell table:style-name="ce8" table:formula="of:=RIGHT([.A12];1)" office:value-type="string" office:string-value="ƙ" calcext:value-type="string">
            <text:p>ƙ</text:p>
          </table:table-cell>
          <table:table-cell table:style-name="ce15"/>
          <table:table-cell table:style-name="ce8" table:formula="of:=IF([.D12]=1;RIGHT([.A12];1);&quot;&quot;)">
            <text:p/>
          </table:table-cell>
          <table:table-cell table:style-name="ce8" table:formula="of:=IF([.D12]=1;LEFT([.A12];1);&quot;&quot;)">
            <text:p/>
          </table:table-cell>
          <table:table-cell table:number-columns-repeated="2"/>
          <table:table-cell table:style-name="ce19" office:value-type="string" calcext:value-type="string">
            <text:p>If you add any more than these you’ll need to update formulae in the store() commands below.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nŋɲ</text:p>
          </table:table-cell>
          <table:table-cell table:style-name="ce8" table:formula="of:=MID([.A13];2;100)&amp;LEFT([.A13];1)" office:value-type="string" office:string-value="ŋɲn" calcext:value-type="string">
            <text:p>ŋɲn</text:p>
          </table:table-cell>
          <table:table-cell table:style-name="ce8" table:formula="of:=RIGHT([.A13];1)" office:value-type="string" office:string-value="ɲ" calcext:value-type="string">
            <text:p>ɲ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[.D13]=1;RIGHT([.A13];1);&quot;&quot;)" office:value-type="string" office:string-value="ɲ" calcext:value-type="string">
            <text:p>ɲ</text:p>
          </table:table-cell>
          <table:table-cell table:style-name="ce8" table:formula="of:=IF([.D13]=1;LEFT([.A13];1);&quot;&quot;)" office:value-type="string" office:string-value="n" calcext:value-type="string">
            <text:p>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ʃ</text:p>
          </table:table-cell>
          <table:table-cell table:style-name="ce8" table:formula="of:=MID([.A14];2;100)&amp;LEFT([.A14];1)" office:value-type="string" office:string-value="ʃs" calcext:value-type="string">
            <text:p>ʃs</text:p>
          </table:table-cell>
          <table:table-cell table:style-name="ce8" table:formula="of:=RIGHT([.A14];1)" office:value-type="string" office:string-value="ʃ" calcext:value-type="string">
            <text:p>ʃ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[.D14]=1;RIGHT([.A14];1);&quot;&quot;)" office:value-type="string" office:string-value="ʃ" calcext:value-type="string">
            <text:p>ʃ</text:p>
          </table:table-cell>
          <table:table-cell table:style-name="ce8" table:formula="of:=IF([.D14]=1;LEFT([.A14];1);&quot;&quot;)" office:value-type="string" office:string-value="s" calcext:value-type="string">
            <text:p>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ⱱ</text:p>
          </table:table-cell>
          <table:table-cell table:style-name="ce8" table:formula="of:=MID([.A15];2;100)&amp;LEFT([.A15];1)" office:value-type="string" office:string-value="ⱱv" calcext:value-type="string">
            <text:p>ⱱv</text:p>
          </table:table-cell>
          <table:table-cell table:style-name="ce8" table:formula="of:=RIGHT([.A15];1)" office:value-type="string" office:string-value="ⱱ" calcext:value-type="string">
            <text:p>ⱱ</text:p>
          </table:table-cell>
          <table:table-cell table:style-name="ce15"/>
          <table:table-cell table:style-name="ce8" table:formula="of:=IF([.D15]=1;RIGHT([.A15];1);&quot;&quot;)">
            <text:p/>
          </table:table-cell>
          <table:table-cell table:style-name="ce8" table:formula="of:=IF([.D15]=1;LEFT([.A15];1);&quot;&quot;)">
            <text:p/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yƴ</text:p>
          </table:table-cell>
          <table:table-cell table:style-name="ce8" table:formula="of:=MID([.A16];2;100)&amp;LEFT([.A16];1)" office:value-type="string" office:string-value="ƴy" calcext:value-type="string">
            <text:p>ƴy</text:p>
          </table:table-cell>
          <table:table-cell table:style-name="ce8" table:formula="of:=RIGHT([.A16];1)" office:value-type="string" office:string-value="ƴ" calcext:value-type="string">
            <text:p>ƴ</text:p>
          </table:table-cell>
          <table:table-cell table:style-name="ce15"/>
          <table:table-cell table:style-name="ce8" table:formula="of:=IF([.D16]=1;RIGHT([.A16];1);&quot;&quot;)">
            <text:p/>
          </table:table-cell>
          <table:table-cell table:style-name="ce8" table:formula="of:=IF([.D16]=1;LEFT([.A16];1);&quot;&quot;)">
            <text:p/>
          </table:table-cell>
          <table:table-cell table:number-columns-repeated="2"/>
          <table:table-cell table:style-name="ce23" office:value-type="string" calcext:value-type="string">
            <text:p>1 Edit any text which is big and <text:span text:style-name="T1">black on pink</text:span><text:span text:style-name="T2"> </text:span><text:span text:style-name="T3">background</text:span><text:span text:style-name="T2">.</text:span>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zʒ</text:p>
          </table:table-cell>
          <table:table-cell table:style-name="ce8" table:formula="of:=MID([.A17];2;100)&amp;LEFT([.A17];1)" office:value-type="string" office:string-value="ʒz" calcext:value-type="string">
            <text:p>ʒz</text:p>
          </table:table-cell>
          <table:table-cell table:style-name="ce8" table:formula="of:=RIGHT([.A17];1)" office:value-type="string" office:string-value="ʒ" calcext:value-type="string">
            <text:p>ʒ</text:p>
          </table:table-cell>
          <table:table-cell table:style-name="ce15"/>
          <table:table-cell table:style-name="ce8" table:formula="of:=IF([.D17]=1;RIGHT([.A17];1);&quot;&quot;)">
            <text:p/>
          </table:table-cell>
          <table:table-cell table:style-name="ce8" table:formula="of:=IF([.D17]=1;LEFT([.A17];1);&quot;&quot;)">
            <text:p/>
          </table:table-cell>
          <table:table-cell table:number-columns-repeated="2"/>
          <table:table-cell table:style-name="ce22" office:value-type="string" calcext:value-type="string">
            <text:p>2 Copy the yellow highlighted code below into Keyman developer.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$₦£ˈ</text:p>
          </table:table-cell>
          <table:table-cell table:style-name="ce8" table:formula="of:=MID([.A18];2;100)&amp;LEFT([.A18];1)" office:value-type="string" office:string-value="₦£ˈ$" calcext:value-type="string">
            <text:p>₦£ˈ$</text:p>
          </table:table-cell>
          <table:table-cell table:style-name="ce8" table:formula="of:=RIGHT([.A18];1)" office:value-type="string" office:string-value="ˈ" calcext:value-type="string">
            <text:p>ˈ</text:p>
          </table:table-cell>
          <table:table-cell table:style-name="ce15"/>
          <table:table-cell table:style-name="ce8" table:formula="of:=IF([.D18]=1;RIGHT([.A18];1);&quot;&quot;)">
            <text:p/>
          </table:table-cell>
          <table:table-cell table:style-name="ce8" table:formula="of:=IF([.D18]=1;LEFT([.A18];1);&quot;&quot;)">
            <text:p/>
          </table:table-cell>
          <table:table-cell table:number-columns-repeated="2"/>
          <table:table-cell table:style-name="ce22" office:value-type="string" calcext:value-type="string">
            <text:p>3 Leave everything else alone.</text:p>
          </table:table-cell>
          <table:table-cell table:number-columns-repeated="1015"/>
        </table:table-row>
        <table:table-row table:style-name="ro4">
          <table:table-cell table:style-name="ce2"/>
          <table:table-cell table:style-name="ce9" table:formula="of:=MID([.A19];2;100)&amp;LEFT([.A19];1)">
            <text:p/>
          </table:table-cell>
          <table:table-cell table:style-name="ce12" table:formula="of:=RIGHT([.A19];1)">
            <text:p/>
          </table:table-cell>
          <table:table-cell table:style-name="ce16"/>
          <table:table-cell table:style-name="ce8" table:formula="of:=IF([.D19]=1;RIGHT([.A19];1);&quot;&quot;)">
            <text:p/>
          </table:table-cell>
          <table:table-cell table:style-name="ce8" table:formula="of:=IF([.D19]=1;LEFT([.A19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0];2;100)&amp;LEFT([.A20];1)">
            <text:p/>
          </table:table-cell>
          <table:table-cell table:style-name="ce12" table:formula="of:=RIGHT([.A20];1)">
            <text:p/>
          </table:table-cell>
          <table:table-cell table:style-name="ce16"/>
          <table:table-cell table:style-name="ce8" table:formula="of:=IF([.D20]=1;RIGHT([.A20];1);&quot;&quot;)">
            <text:p/>
          </table:table-cell>
          <table:table-cell table:style-name="ce8" table:formula="of:=IF([.D20]=1;LEFT([.A20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1];2;100)&amp;LEFT([.A21];1)">
            <text:p/>
          </table:table-cell>
          <table:table-cell table:style-name="ce12" table:formula="of:=RIGHT([.A21];1)">
            <text:p/>
          </table:table-cell>
          <table:table-cell table:style-name="ce16"/>
          <table:table-cell table:style-name="ce8" table:formula="of:=IF([.D21]=1;RIGHT([.A21];1);&quot;&quot;)">
            <text:p/>
          </table:table-cell>
          <table:table-cell table:style-name="ce8" table:formula="of:=IF([.D21]=1;LEFT([.A21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2];2;100)&amp;LEFT([.A22];1)">
            <text:p/>
          </table:table-cell>
          <table:table-cell table:style-name="ce12" table:formula="of:=RIGHT([.A22];1)">
            <text:p/>
          </table:table-cell>
          <table:table-cell table:style-name="ce16"/>
          <table:table-cell table:style-name="ce8" table:formula="of:=IF([.D22]=1;RIGHT([.A22];1);&quot;&quot;)">
            <text:p/>
          </table:table-cell>
          <table:table-cell table:style-name="ce8" table:formula="of:=IF([.D22]=1;LEFT([.A22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3];2;100)&amp;LEFT([.A23];1)">
            <text:p/>
          </table:table-cell>
          <table:table-cell table:style-name="ce12" table:formula="of:=RIGHT([.A23];1)">
            <text:p/>
          </table:table-cell>
          <table:table-cell table:style-name="ce16"/>
          <table:table-cell table:style-name="ce8" table:formula="of:=IF([.D23]=1;RIGHT([.A23];1);&quot;&quot;)">
            <text:p/>
          </table:table-cell>
          <table:table-cell table:style-name="ce8" table:formula="of:=IF([.D23]=1;LEFT([.A23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4];2;100)&amp;LEFT([.A24];1)">
            <text:p/>
          </table:table-cell>
          <table:table-cell table:style-name="ce12" table:formula="of:=RIGHT([.A24];1)">
            <text:p/>
          </table:table-cell>
          <table:table-cell table:style-name="ce16"/>
          <table:table-cell table:style-name="ce8" table:formula="of:=IF([.D24]=1;RIGHT([.A24];1);&quot;&quot;)">
            <text:p/>
          </table:table-cell>
          <table:table-cell table:style-name="ce8" table:formula="of:=IF([.D24]=1;LEFT([.A24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5];2;100)&amp;LEFT([.A25];1)">
            <text:p/>
          </table:table-cell>
          <table:table-cell table:style-name="ce12" table:formula="of:=RIGHT([.A25];1)">
            <text:p/>
          </table:table-cell>
          <table:table-cell table:style-name="ce16"/>
          <table:table-cell table:style-name="ce8" table:formula="of:=IF([.D25]=1;RIGHT([.A25];1);&quot;&quot;)">
            <text:p/>
          </table:table-cell>
          <table:table-cell table:style-name="ce8" table:formula="of:=IF([.D25]=1;LEFT([.A25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6];2;100)&amp;LEFT([.A26];1)">
            <text:p/>
          </table:table-cell>
          <table:table-cell table:style-name="ce12" table:formula="of:=RIGHT([.A26];1)">
            <text:p/>
          </table:table-cell>
          <table:table-cell table:style-name="ce16"/>
          <table:table-cell table:style-name="ce8" table:formula="of:=IF([.D26]=1;RIGHT([.A26];1);&quot;&quot;)">
            <text:p/>
          </table:table-cell>
          <table:table-cell table:style-name="ce8" table:formula="of:=IF([.D26]=1;LEFT([.A26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7];2;100)&amp;LEFT([.A27];1)">
            <text:p/>
          </table:table-cell>
          <table:table-cell table:style-name="ce12" table:formula="of:=RIGHT([.A27];1)">
            <text:p/>
          </table:table-cell>
          <table:table-cell table:style-name="ce16"/>
          <table:table-cell table:style-name="ce8" table:formula="of:=IF([.D27]=1;RIGHT([.A27];1);&quot;&quot;)">
            <text:p/>
          </table:table-cell>
          <table:table-cell table:style-name="ce8" table:formula="of:=IF([.D27]=1;LEFT([.A27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8];2;100)&amp;LEFT([.A28];1)">
            <text:p/>
          </table:table-cell>
          <table:table-cell table:style-name="ce12" table:formula="of:=RIGHT([.A28];1)">
            <text:p/>
          </table:table-cell>
          <table:table-cell table:style-name="ce16"/>
          <table:table-cell table:style-name="ce8" table:formula="of:=IF([.D28]=1;RIGHT([.A28];1);&quot;&quot;)">
            <text:p/>
          </table:table-cell>
          <table:table-cell table:style-name="ce8" table:formula="of:=IF([.D28]=1;LEFT([.A28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9];2;100)&amp;LEFT([.A29];1)">
            <text:p/>
          </table:table-cell>
          <table:table-cell table:style-name="ce12" table:formula="of:=RIGHT([.A29];1)">
            <text:p/>
          </table:table-cell>
          <table:table-cell table:style-name="ce16"/>
          <table:table-cell table:style-name="ce8" table:formula="of:=IF([.D29]=1;RIGHT([.A29];1);&quot;&quot;)">
            <text:p/>
          </table:table-cell>
          <table:table-cell table:style-name="ce8" table:formula="of:=IF([.D29]=1;LEFT([.A29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30];2;100)&amp;LEFT([.A30];1)">
            <text:p/>
          </table:table-cell>
          <table:table-cell table:style-name="ce12" table:formula="of:=RIGHT([.A30];1)">
            <text:p/>
          </table:table-cell>
          <table:table-cell table:style-name="ce16"/>
          <table:table-cell table:style-name="ce8" table:formula="of:=IF([.D30]=1;RIGHT([.A30];1);&quot;&quot;)">
            <text:p/>
          </table:table-cell>
          <table:table-cell table:style-name="ce8" table:formula="of:=IF([.D30]=1;LEFT([.A30];1);&quot;&quot;)">
            <text:p/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1" table:number-rows-spanned="1">
            <text:p>c These stores generated by the naijatype_key_generator.ods file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style-name="ce4" office:value-type="string" calcext:value-type="string">
            <text:p>store(LtrsSET1)</text:p>
          </table:table-cell>
          <table:table-cell table:style-name="ce3" table:formula="of:=&quot;&quot;&quot;&quot;&amp;COM.MICROSOFT.CONCAT([.A2:.A30])&amp;SUBSTITUTE(SUBSTITUTE(SUBSTITUTE(SUBSTITUTE(UPPER(COM.MICROSOFT.CONCAT([.A2:.A30]));[.I2];[.J2]);[.I3];[.J3]);[.I4];[.J4]);[.I5];[.J5])&amp;&quot;&quot;&quot;&quot;" office:value-type="string" office:string-value="&quot;aəeɛiɨɪoɔuʊʉbɓcçdɗgɣhɦkƙnŋɲsʃvⱱyƴzʒ$₦£ˈAƏEƐIƗƗOƆUƱɄBƁCÇDƊGƔHꞪKƘNŊƝSƩVƲYƳZƷ$₦£ˈ&quot;" calcext:value-type="string" table:number-columns-spanned="10" table:number-rows-spanned="1">
            <text:p>"aəeɛiɨɪoɔuʊʉbɓcçdɗgɣhɦkƙnŋɲsʃvⱱyƴzʒ$₦£ˈAƏEƐIƗƗOƆUƱɄBƁCÇDƊGƔHꞪKƘNŊƝSƩVƲYƳZƷ$₦£ˈ"</text:p>
          </table:table-cell>
          <table:covered-table-cell table:number-columns-repeated="3" table:style-name="ce13"/>
          <table:covered-table-cell table:number-columns-repeated="6" table:style-name="ce17"/>
          <table:table-cell table:number-columns-repeated="1013"/>
        </table:table-row>
        <table:table-row table:style-name="ro2">
          <table:table-cell table:style-name="ce4" office:value-type="string" calcext:value-type="string">
            <text:p>store(LtrsSET2)</text:p>
          </table:table-cell>
          <table:table-cell table:style-name="ce3" table:formula="of:=&quot;&quot;&quot;&quot;&amp;COM.MICROSOFT.CONCAT([.B2:.B30])&amp;SUBSTITUTE(SUBSTITUTE(SUBSTITUTE(SUBSTITUTE(UPPER(COM.MICROSOFT.CONCAT([.B2:.B30]));[.I2];[.J2]);[.I3];[.J3]);[.I4];[.J4]);[.I5];[.J5])&amp;&quot;&quot;&quot;&quot;" office:value-type="string" office:string-value="&quot;əaɛeɨɪiɔoʊʉuɓbçcɗdɣgɦhƙkŋɲnʃsⱱvƴyʒz₦£ˈ$ƏAƐEƗƗIƆOƱɄUƁBÇCƊDƔGꞪHƘKŊƝNƩSƲVƳYƷZ₦£ˈ$&quot;" calcext:value-type="string" table:number-columns-spanned="10" table:number-rows-spanned="1">
            <text:p>"əaɛeɨɪiɔoʊʉuɓbçcɗdɣgɦhƙkŋɲnʃsⱱvƴyʒz₦£ˈ$ƏAƐEƗƗIƆOƱɄUƁBÇCƊDƔGꞪHƘKŊƝNƩSƲVƳYƷZ₦£ˈ$"</text:p>
          </table:table-cell>
          <table:covered-table-cell table:number-columns-repeated="3" table:style-name="ce13"/>
          <table:covered-table-cell table:number-columns-repeated="6" table:style-name="ce18"/>
          <table:table-cell table:number-columns-repeated="1013"/>
        </table:table-row>
        <table:table-row table:style-name="ro2">
          <table:table-cell table:style-name="ce4" office:value-type="string" calcext:value-type="string">
            <text:p>store(LtrsUnderlinable)</text:p>
          </table:table-cell>
          <table:table-cell table:style-name="ce10" table:formula="of:=&quot;&quot;&quot;&quot;&amp;COM.MICROSOFT.CONCAT([.F2:.F30])&amp;SUBSTITUTE(SUBSTITUTE(SUBSTITUTE(SUBSTITUTE(UPPER(COM.MICROSOFT.CONCAT([.F2:.F30]));[.I2];[.J2]);[.I3];[.J3]);[.I4];[.J4]);[.I5];[.J5])&amp;&quot;&quot;&quot;&quot;" office:value-type="string" office:string-value="&quot;aeiouhnsAEIOUHNS&quot;" calcext:value-type="string" table:number-columns-spanned="4" table:number-rows-spanned="1">
            <text:p>"aeiouhnsAEIOUHNS"</text:p>
          </table:table-cell>
          <table:covered-table-cell table:number-columns-repeated="3" table:style-name="ce4"/>
          <table:table-cell table:style-name="ce19"/>
          <table:table-cell table:style-name="ce17" table:number-columns-repeated="5"/>
          <table:table-cell table:number-columns-repeated="27"/>
          <table:table-cell office:value-type="string" calcext:value-type="string">
            <text:p>c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alatal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ŊƝ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ɪ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</text:p>
          </table:table-cell>
          <table:table-cell table:number-columns-repeated="966"/>
        </table:table-row>
        <table:table-row table:style-name="ro2">
          <table:table-cell table:style-name="ce4" office:value-type="string" calcext:value-type="string">
            <text:p>store(LtrsUnderlineAfter)</text:p>
          </table:table-cell>
          <table:table-cell table:style-name="ce3" table:formula="of:=&quot;&quot;&quot;&quot;&amp;COM.MICROSOFT.CONCAT([.E2:.E30])&amp;SUBSTITUTE(SUBSTITUTE(SUBSTITUTE(SUBSTITUTE(UPPER(COM.MICROSOFT.CONCAT([.E2:.E30]));[.I2];[.J2]);[.I3];[.J3]);[.I4];[.J4]);[.I5];[.J5])&amp;&quot;&quot;&quot;&quot;" office:value-type="string" office:string-value="&quot;əɛɪɔʉɦɲʃƏƐƗƆɄꞪƝƩ&quot;" calcext:value-type="string" table:number-columns-spanned="4" table:number-rows-spanned="1">
            <text:p>"əɛɪɔʉɦɲʃƏƐƗƆɄꞪƝƩ"</text:p>
          </table:table-cell>
          <table:covered-table-cell table:number-columns-repeated="3" table:style-name="ce4"/>
          <table:table-cell table:style-name="ce17" table:number-columns-repeated="6"/>
          <table:table-cell table:number-columns-repeated="1013"/>
        </table:table-row>
        <table:table-row table:style-name="ro2">
          <table:table-cell table:style-name="ce5"/>
          <table:table-cell table:style-name="ce11" table:number-columns-spanned="4" table:number-rows-spanned="1"/>
          <table:covered-table-cell table:number-columns-repeated="3" table:style-name="ce14"/>
          <table:table-cell table:style-name="ce20"/>
          <table:table-cell table:style-name="ce14" table:number-columns-repeated="5"/>
          <table:table-cell table:style-name="ce5" table:number-columns-repeated="2"/>
          <table:table-cell/>
          <table:table-cell table:style-name="ce5" table:number-columns-repeated="1010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ndika" svg:font-family="Andika" style:font-pitch="variable"/>
    <style:font-face style:name="Andika New Basic Compact" svg:font-family="'Andika New Basic Compact'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Rowbory</meta:initial-creator>
    <meta:creation-date>2021-07-01T13:39:28.114700505</meta:creation-date>
    <meta:generator>LibreOffice/7.1.3.2$MacOSX_X86_64 LibreOffice_project/47f78053abe362b9384784d31a6e56f8511eb1c1</meta:generator>
    <dc:date>2021-07-02T09:09:56.968876217</dc:date>
    <dc:creator>David Rowbory</dc:creator>
    <meta:editing-duration>PT4H43M12S</meta:editing-duration>
    <meta:editing-cycles>23</meta:editing-cycles>
    <meta:document-statistic meta:table-count="1" meta:cell-count="192" meta:object-count="0"/>
  </office:meta>
</office:document-meta>
</file>